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80FB63AECB0BC8C3F0.png" manifest:media-type="image/png"/>
  <manifest:file-entry manifest:full-path="Pictures/10000000000001E000000180E049A09EB782D86D.pdf" manifest:media-type="application/pdf"/>
  <manifest:file-entry manifest:full-path="Pictures/100000000000024000000180D6647C0B7452DC1A.png" manifest:media-type="image/png"/>
  <manifest:file-entry manifest:full-path="Pictures/10000000000002400000018027E55ABA232DCB8A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2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6.708cm"/>
      <style:paragraph-properties style:writing-mode="lr-tb"/>
    </style:style>
    <style:style style:name="gr4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3.556cm" fo:min-width="8.8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4cm" fo:min-width="0.637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179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8pt" fo:font-weight="bold" style:font-weight-asian="bold" style:font-weight-complex="bold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4pt" style:font-size-asian="4pt" style:font-size-complex="4pt"/>
    </style:style>
    <style:style style:name="P7" style:family="paragraph">
      <loext:graphic-properties draw:fill="solid" draw:fill-color="#ffffff"/>
      <style:paragraph-properties style:writing-mode="lr-tb"/>
      <style:text-properties fo:font-size="4.5pt" style:font-size-asian="4.5pt" style:font-size-complex="4.5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fo:font-weight="bold" style:font-weight-asian="bold" style:font-weight-complex="bold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fo:font-size="4.5pt" style:font-size-asian="4.5pt" style:font-size-complex="4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.953cm" svg:height="3.302cm" svg:x="0cm" svg:y="0.275cm">
          <draw:image xlink:href="Pictures/10000000000002400000018027E55ABA232DCB8A.pdf" xlink:type="simple" xlink:show="embed" xlink:actuate="onLoad" loext:mime-type="application/pdf">
            <text:p/>
          </draw:image>
          <draw:image xlink:href="Pictures/100000000000024000000180D6647C0B7452DC1A.png" xlink:type="simple" xlink:show="embed" xlink:actuate="onLoad" loext:mime-type="image/png"/>
        </draw:frame>
        <draw:frame draw:style-name="gr1" draw:text-style-name="P1" draw:layer="layout" svg:width="4.115cm" svg:height="3.302cm" svg:x="4.724cm" svg:y="0.326cm">
          <draw:image xlink:href="Pictures/10000000000001E000000180E049A09EB782D86D.pdf" xlink:type="simple" xlink:show="embed" xlink:actuate="onLoad" loext:mime-type="application/pdf">
            <text:p/>
          </draw:image>
          <draw:image xlink:href="Pictures/10000000000001E000000180FB63AECB0BC8C3F0.png" xlink:type="simple" xlink:show="embed" xlink:actuate="onLoad" loext:mime-type="image/png"/>
        </draw:frame>
        <draw:frame draw:style-name="gr2" draw:text-style-name="P2" draw:layer="layout" svg:width="1.505cm" svg:height="0.26cm" svg:x="1.524cm" svg:y="0.783cm">
          <draw:text-box>
            <text:p><text:span text:style-name="T1">MAE = 0.0919 m</text:span></text:p>
          </draw:text-box>
        </draw:frame>
        <draw:frame draw:style-name="gr3" draw:text-style-name="P4" draw:layer="layout" svg:width="6.708cm" svg:height="0.314cm" svg:x="0.051cm" svg:y="0.021cm">
          <draw:text-box>
            <text:p text:style-name="P3"><text:span text:style-name="T2">d) Hybrid-Float6 (E4M1) with QAT</text:span></text:p>
          </draw:text-box>
        </draw:frame>
        <draw:custom-shape draw:style-name="gr4" draw:text-style-name="P5" draw:layer="layout" svg:width="8.89cm" svg:height="3.556cm" svg:x="0cm" svg:y="0.019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0.637cm" svg:height="0.154cm" draw:transform="rotate (1.5707963267949) translate (8.636cm 2.204cm)">
          <draw:text-box>
            <text:p><text:span text:style-name="T3">Predictions</text:span></text:p>
          </draw:text-box>
        </draw:frame>
        <draw:frame draw:style-name="gr6" draw:text-style-name="P7" draw:layer="layout" svg:width="1.458cm" svg:height="0.179cm" svg:x="5.908cm" svg:y="0.442cm">
          <draw:text-box>
            <text:p><text:span text:style-name="T4">2D error distribu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3.5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1T11:21:20.593099194</dc:date>
    <meta:editing-duration>P1DT3H20M2S</meta:editing-duration>
    <meta:editing-cycles>139</meta:editing-cycles>
    <meta:document-statistic meta:object-count="7"/>
  </office:meta>
</office:document-meta>
</file>